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7e6d" officeooo:paragraph-rsid="001a7e6d"/>
    </style:style>
    <style:style style:name="P2" style:family="paragraph" style:parent-style-name="Text_20_body" style:list-style-name="L3"/>
    <style:style style:name="P3" style:family="paragraph" style:parent-style-name="Text_20_body">
      <style:paragraph-properties fo:margin-left="1.27cm" fo:margin-right="1.27cm" fo:text-indent="0cm" style:auto-text-indent="false"/>
    </style:style>
    <style:style style:name="P4" style:family="paragraph" style:parent-style-name="Text_20_body">
      <style:paragraph-properties fo:margin-top="0cm" fo:margin-bottom="0.499cm" loext:contextual-spacing="false"/>
    </style:style>
    <style:style style:name="P5" style:family="paragraph" style:parent-style-name="Preformatted_20_Text">
      <style:text-properties officeooo:rsid="001a7e6d" officeooo:paragraph-rsid="001a7e6d"/>
    </style:style>
    <style:style style:name="P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 style:family="paragraph" style:parent-style-name="Preformatted_20_Text">
      <style:paragraph-properties fo:margin-top="0cm" fo:margin-bottom="0.499cm" loext:contextual-spacing="false"/>
    </style:style>
    <style:style style:name="T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2"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3" style:family="text">
      <style:text-properties fo:font-variant="normal" fo:text-transform="none" fo:color="#303336" fo:letter-spacing="normal" fo:background-color="#eff0f1" loext:char-shading-value="0" loext:padding="0cm" loext:border="none"/>
    </style:style>
    <style:style style:name="T4"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5" style:family="text">
      <style:text-properties fo:font-variant="normal" fo:text-transform="none" fo:color="#7d2727" style:font-name="inherit" fo:font-size="9.75pt" fo:letter-spacing="normal" fo:font-style="normal" fo:font-weight="normal" fo:background-color="#eff0f1" loext:char-shading-value="0" loext:padding="0cm" loext: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ource_20_Text"><text:span text:style-name="T1">delimiter $$</text:span></text:span></text:p>
      <text:p text:style-name="P6"><text:span text:style-name="Source_20_Text"><text:span text:style-name="T4">create</text:span></text:span><text:span text:style-name="Source_20_Text"><text:span text:style-name="T2"> </text:span></text:span><text:span text:style-name="Source_20_Text"><text:span text:style-name="T4">procedure</text:span></text:span><text:span text:style-name="Source_20_Text"><text:span text:style-name="T2"> </text:span></text:span><text:span text:style-name="Source_20_Text"><text:span text:style-name="T1">select_or_insert()</text:span></text:span></text:p>
      <text:p text:style-name="P6"><text:span text:style-name="Source_20_Text"><text:span text:style-name="T4">begin</text:span></text:span></text:p>
      <text:p text:style-name="P6"><text:span text:style-name="Source_20_Text"><text:span text:style-name="T3"><text:s text:c="2"/></text:span></text:span><text:span text:style-name="Source_20_Text"><text:span text:style-name="T4">IF</text:span></text:span><text:span text:style-name="Source_20_Text"><text:span text:style-name="T2"> </text:span></text:span><text:span text:style-name="Source_20_Text"><text:span text:style-name="T4">EXISTS</text:span></text:span><text:span text:style-name="Source_20_Text"><text:span text:style-name="T2"> </text:span></text:span><text:span text:style-name="Source_20_Text"><text:span text:style-name="T1">(</text:span></text:span><text:span text:style-name="Source_20_Text"><text:span text:style-name="T4">select</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4">from</text:span></text:span><text:span text:style-name="Source_20_Text"><text:span text:style-name="T2"> </text:span></text:span><text:span text:style-name="Source_20_Text"><text:span text:style-name="T1">users </text:span></text:span><text:span text:style-name="Source_20_Text"><text:span text:style-name="T4">where</text:span></text:span><text:span text:style-name="Source_20_Text"><text:span text:style-name="T2"> </text:span></text:span><text:span text:style-name="Source_20_Text"><text:span text:style-name="T1">username =</text:span></text:span><text:span text:style-name="Source_20_Text"><text:span text:style-name="T2"> </text:span></text:span><text:span text:style-name="Source_20_Text"><text:span text:style-name="T5">'something'</text:span></text:span><text:span text:style-name="Source_20_Text"><text:span text:style-name="T1">)</text:span></text:span><text:span text:style-name="Source_20_Text"><text:span text:style-name="T2"> </text:span></text:span><text:span text:style-name="Source_20_Text"><text:span text:style-name="T4">THEN</text:span></text:span></text:p>
      <text:p text:style-name="P6"><text:span text:style-name="Source_20_Text"><text:span text:style-name="T3"><text:s text:c="4"/></text:span></text:span><text:span text:style-name="Source_20_Text"><text:span text:style-name="T4">update</text:span></text:span><text:span text:style-name="Source_20_Text"><text:span text:style-name="T2"> </text:span></text:span><text:span text:style-name="Source_20_Text"><text:span text:style-name="T1">users </text:span></text:span><text:span text:style-name="Source_20_Text"><text:span text:style-name="T4">set</text:span></text:span><text:span text:style-name="Source_20_Text"><text:span text:style-name="T2"> </text:span></text:span><text:span text:style-name="Source_20_Text"><text:span text:style-name="T1">id=</text:span></text:span><text:span text:style-name="Source_20_Text"><text:span text:style-name="T2"> </text:span></text:span><text:span text:style-name="Source_20_Text"><text:span text:style-name="T5">'some'</text:span></text:span><text:span text:style-name="Source_20_Text"><text:span text:style-name="T2"> </text:span></text:span><text:span text:style-name="Source_20_Text"><text:span text:style-name="T4">where</text:span></text:span><text:span text:style-name="Source_20_Text"><text:span text:style-name="T2"> </text:span></text:span><text:span text:style-name="Source_20_Text"><text:span text:style-name="T1">username =</text:span></text:span><text:span text:style-name="Source_20_Text"><text:span text:style-name="T2"> </text:span></text:span><text:span text:style-name="Source_20_Text"><text:span text:style-name="T5">'something'</text:span></text:span><text:span text:style-name="Source_20_Text"><text:span text:style-name="T1">;</text:span></text:span></text:p>
      <text:p text:style-name="P6"><text:span text:style-name="Source_20_Text"><text:span text:style-name="T3"><text:s text:c="2"/></text:span></text:span><text:span text:style-name="Source_20_Text"><text:span text:style-name="T4">ELSE</text:span></text:span><text:span text:style-name="Source_20_Text"><text:span text:style-name="T2"> </text:span></text:span></text:p>
      <text:p text:style-name="P6"><text:span text:style-name="Source_20_Text"><text:span text:style-name="T3"><text:s text:c="4"/></text:span></text:span><text:span text:style-name="Source_20_Text"><text:span text:style-name="T4">insert</text:span></text:span><text:span text:style-name="Source_20_Text"><text:span text:style-name="T2"> </text:span></text:span><text:span text:style-name="Source_20_Text"><text:span text:style-name="T4">into</text:span></text:span><text:span text:style-name="Source_20_Text"><text:span text:style-name="T2"> </text:span></text:span><text:span text:style-name="Source_20_Text"><text:span text:style-name="T1">users (username)</text:span></text:span><text:span text:style-name="Source_20_Text"><text:span text:style-name="T2"> </text:span></text:span><text:span text:style-name="Source_20_Text"><text:span text:style-name="T4">values</text:span></text:span><text:span text:style-name="Source_20_Text"><text:span text:style-name="T2"> </text:span></text:span><text:span text:style-name="Source_20_Text"><text:span text:style-name="T1">(</text:span></text:span><text:span text:style-name="Source_20_Text"><text:span text:style-name="T5">'something'</text:span></text:span><text:span text:style-name="Source_20_Text"><text:span text:style-name="T1">);</text:span></text:span></text:p>
      <text:p text:style-name="P6"><text:span text:style-name="Source_20_Text"><text:span text:style-name="T3"><text:s text:c="2"/></text:span></text:span><text:span text:style-name="Source_20_Text"><text:span text:style-name="T4">END</text:span></text:span><text:span text:style-name="Source_20_Text"><text:span text:style-name="T2"> </text:span></text:span><text:span text:style-name="Source_20_Text"><text:span text:style-name="T4">IF</text:span></text:span><text:span text:style-name="Source_20_Text"><text:span text:style-name="T1">;</text:span></text:span></text:p>
      <text:p text:style-name="P6"><text:span text:style-name="Source_20_Text"><text:span text:style-name="T4">end</text:span></text:span><text:span text:style-name="Source_20_Text"><text:span text:style-name="T2"> </text:span></text:span><text:span text:style-name="Source_20_Text"><text:span text:style-name="T1">$$</text:span></text:span></text:p>
      <text:p text:style-name="P6"><text:span text:style-name="Source_20_Text"><text:span text:style-name="T1">delimiter ;</text:span></text:span></text:p>
      <text:p text:style-name="Standard"/>
      <text:p text:style-name="Standard"/>
      <text:p text:style-name="Standard"><text:a xlink:type="simple" xlink:href="https://docs.oracle.com/cd/E17952_01/mysql-5.1-en/innodb-locking-reads.html" text:style-name="Internet_20_link" text:visited-style-name="Visited_20_Internet_20_Link">https://docs.oracle.com/cd/E17952_01/mysql-5.1-en/innodb-locking-reads.html</text:a></text:p>
      <text:h text:style-name="Heading_20_4" text:outline-level="4">14.6.4.5 SELECT ... FOR UPDATE and SELECT ... LOCK IN SHARE MODE Locking Reads</text:h>
      <text:p text:style-name="Text_20_body"><text:bookmark text:name="idm140522637102368"/>If you query data and then insert or update related data within the same transaction, the regular <text:span text:style-name="Source_20_Text">SELECT</text:span> statement does not give enough protection. Other transactions can update or delete the same rows you just queried. <text:span text:style-name="Source_20_Text">InnoDB</text:span> supports two types of locking reads that offer extra safety: </text:p>
      <text:list xml:id="list4197224530" text:style-name="L3">
        <text:list-item>
          <text:p text:style-name="P2"><text:a xlink:type="simple" xlink:href="https://docs.oracle.com/cd/E17952_01/mysql-5.1-en/select.html" text:style-name="Internet_20_link" text:visited-style-name="Visited_20_Internet_20_Link"><text:span text:style-name="Source_20_Text">SELECT ... LOCK IN SHARE MODE</text:span></text:a> sets a shared mode lock on any rows that are read. Other sessions can read the rows, but cannot modify them until your transaction commits. If any of these rows were changed by another transaction that has not yet committed, your query waits until that transaction ends and then uses the latest values. </text:p>
        </text:list-item>
        <text:list-item>
          <text:p text:style-name="P2"><text:a xlink:type="simple" xlink:href="https://docs.oracle.com/cd/E17952_01/mysql-5.1-en/select.html" text:style-name="Internet_20_link" text:visited-style-name="Visited_20_Internet_20_Link"><text:span text:style-name="Source_20_Text">SELECT ... FOR UPDATE</text:span></text:a> locks the rows and any associated index entries, the same as if you issued an <text:span text:style-name="Source_20_Text">UPDATE</text:span> statement for those rows. Other transactions are blocked from updating those rows, from doing <text:a xlink:type="simple" xlink:href="https://docs.oracle.com/cd/E17952_01/mysql-5.1-en/select.html" text:style-name="Internet_20_link" text:visited-style-name="Visited_20_Internet_20_Link"><text:span text:style-name="Source_20_Text">SELECT ... LOCK IN SHARE MODE</text:span></text:a>, or from reading the data in certain transaction isolation levels. Consistent reads ignore any locks set on the records that exist in the read view. (Old versions of a record cannot be locked; they are reconstructed by applying undo logs on an in-memory copy of the record.) </text:p>
        </text:list-item>
      </text:list>
      <text:p text:style-name="Text_20_body">These clauses are primarily useful when dealing with tree-structured or graph-structured data, either in a single table or split across multiple tables. </text:p>
      <text:p text:style-name="Text_20_body">All locks set by <text:span text:style-name="Source_20_Text">LOCK IN SHARE MODE</text:span> and <text:span text:style-name="Source_20_Text">FOR UPDATE</text:span> queries are released when the transaction is committed or rolled back. </text:p>
      <text:p text:style-name="P3">Note</text:p>
      <text:p text:style-name="P3">Locking of rows for update using <text:span text:style-name="Source_20_Text">SELECT FOR UPDATE</text:span> only applies when autocommit is disabled (either by beginning transaction with <text:a xlink:type="simple" xlink:href="https://docs.oracle.com/cd/E17952_01/mysql-5.1-en/commit.html" text:style-name="Internet_20_link" text:visited-style-name="Visited_20_Internet_20_Link"><text:span text:style-name="Source_20_Text">START TRANSACTION</text:span></text:a> or by setting <text:a xlink:type="simple" xlink:href="https://docs.oracle.com/cd/E17952_01/mysql-5.1-en/server-system-variables.html#sysvar_autocommit" text:style-name="Internet_20_link" text:visited-style-name="Visited_20_Internet_20_Link"><text:span text:style-name="Source_20_Text">autocommit</text:span></text:a> to 0. If autocommit is enabled, the rows matching the specification are not locked. </text:p>
      <text:h text:style-name="Heading_20_5" text:outline-level="5"><text:bookmark text:name="idm140522637084848"/>Usage Examples</text:h>
      <text:p text:style-name="Text_20_body">Suppose that you want to insert a new row into a table <text:span text:style-name="Source_20_Text">child</text:span>, and make sure that the child row has a parent row in table <text:span text:style-name="Source_20_Text">parent</text:span>. Your application code can ensure referential integrity throughout this sequence of operations. </text:p>
      <text:p text:style-name="Text_20_body"><text:soft-page-break/>First, use a consistent read to query the table <text:span text:style-name="Source_20_Text">PARENT</text:span> and verify that the parent row exists. Can you safely insert the child row to table <text:span text:style-name="Source_20_Text">CHILD</text:span>? No, because some other session could delete the parent row in the moment between your <text:span text:style-name="Source_20_Text">SELECT</text:span> and your <text:span text:style-name="Source_20_Text">INSERT</text:span>, without you being aware of it. </text:p>
      <text:p text:style-name="Text_20_body">To avoid this potential issue, perform the <text:a xlink:type="simple" xlink:href="https://docs.oracle.com/cd/E17952_01/mysql-5.1-en/select.html" text:style-name="Internet_20_link" text:visited-style-name="Visited_20_Internet_20_Link"><text:span text:style-name="Source_20_Text">SELECT</text:span></text:a> using <text:span text:style-name="Source_20_Text">LOCK IN SHARE MODE</text:span>: </text:p>
      <text:p text:style-name="P7">SELECT * FROM parent WHERE NAME = 'Jones' LOCK IN SHARE MODE;</text:p>
      <text:p text:style-name="Text_20_body">After the <text:span text:style-name="Source_20_Text">LOCK IN SHARE MODE</text:span> query returns the parent <text:span text:style-name="Source_20_Text">'Jones'</text:span>, you can safely add the child record to the <text:span text:style-name="Source_20_Text">CHILD</text:span> table and commit the transaction. Any transaction that tries to read or write to the applicable row in the <text:span text:style-name="Source_20_Text">PARENT</text:span> table waits until you are finished, that is, the data in all tables is in a consistent state. </text:p>
      <text:p text:style-name="Text_20_body">For another example, consider an integer counter field in a table <text:span text:style-name="Source_20_Text">CHILD_CODES</text:span>, used to assign a unique identifier to each child added to table <text:span text:style-name="Source_20_Text">CHILD</text:span>. Do not use either consistent read or a shared mode read to read the present value of the counter, because two users of the database could see the same value for the counter, and a duplicate-key error occurs if two transactions attempt to add rows with the same identifier to the <text:span text:style-name="Source_20_Text">CHILD</text:span> table. </text:p>
      <text:p text:style-name="Text_20_body">Here, <text:span text:style-name="Source_20_Text">LOCK IN SHARE MODE</text:span> is not a good solution because if two users read the counter at the same time, at least one of them ends up in deadlock when it attempts to update the counter. </text:p>
      <text:p text:style-name="Text_20_body">To implement reading and incrementing the counter, first perform a locking read of the counter using <text:span text:style-name="Source_20_Text">FOR UPDATE</text:span>, and then increment the counter. For example: </text:p>
      <text:p text:style-name="Preformatted_20_Text">SELECT counter_field FROM child_codes FOR UPDATE;</text:p>
      <text:p text:style-name="P7">UPDATE child_codes SET counter_field = counter_field + 1;</text:p>
      <text:p text:style-name="Text_20_body">A <text:a xlink:type="simple" xlink:href="https://docs.oracle.com/cd/E17952_01/mysql-5.1-en/select.html" text:style-name="Internet_20_link" text:visited-style-name="Visited_20_Internet_20_Link"><text:span text:style-name="Source_20_Text">SELECT ... FOR UPDATE</text:span></text:a> reads the latest available data, setting exclusive locks on each row it reads. Thus, it sets the same locks a searched SQL <text:a xlink:type="simple" xlink:href="https://docs.oracle.com/cd/E17952_01/mysql-5.1-en/update.html" text:style-name="Internet_20_link" text:visited-style-name="Visited_20_Internet_20_Link"><text:span text:style-name="Source_20_Text">UPDATE</text:span></text:a> would set on the rows. </text:p>
      <text:p text:style-name="Text_20_body">The preceding description is merely an example of how <text:a xlink:type="simple" xlink:href="https://docs.oracle.com/cd/E17952_01/mysql-5.1-en/select.html" text:style-name="Internet_20_link" text:visited-style-name="Visited_20_Internet_20_Link"><text:span text:style-name="Source_20_Text">SELECT ... FOR UPDATE</text:span></text:a> works. In MySQL, the specific task of generating a unique identifier actually can be accomplished using only a single access to the table: </text:p>
      <text:p text:style-name="Preformatted_20_Text">UPDATE child_codes SET counter_field = LAST_INSERT_ID(counter_field + 1);</text:p>
      <text:p text:style-name="P7">SELECT LAST_INSERT_ID();</text:p>
      <text:p text:style-name="Text_20_body">The <text:a xlink:type="simple" xlink:href="https://docs.oracle.com/cd/E17952_01/mysql-5.1-en/select.html" text:style-name="Internet_20_link" text:visited-style-name="Visited_20_Internet_20_Link"><text:span text:style-name="Source_20_Text">SELECT</text:span></text:a> statement merely retrieves the identifier information (specific to the current connection). It does not access any table. </text:p>
      <text:p text:style-name="Standard"/>
      <text:p text:style-name="Standard"/>
      <text:p text:style-name="Standard"><text:a xlink:type="simple" xlink:href="https://dev.mysql.com/doc/refman/5.7/en/concurrent-inserts.html" text:style-name="Internet_20_link" text:visited-style-name="Visited_20_Internet_20_Link">https://dev.mysql.com/doc/refman/5.7/en/concurrent-inserts.html</text:a></text:p>
      <text:h text:style-name="Heading_20_3" text:outline-level="3">8.11.3 Inserciones concurrentes </text:h>
      <text:p text:style-name="Text_20_body"><text:bookmark text:name="idm46235004398288"/><text:bookmark text:name="idm46235004397216"/>El motor de almacenamiento <text:span text:style-name="Source_20_Text">MyISAM</text:span> admite inserciones concurrentes para reducir la contención entre lectores y escritores para una tabla determinada: si una tabla <text:span text:style-name="Source_20_Text">MyISAM</text:span> no tiene agujeros en el archivo de datos (filas eliminadas en el medio), se puede ejecutar una <text:a xlink:type="simple" xlink:href="https://translate.googleusercontent.com/translate_c?depth=1&amp;hl=es&amp;prev=search&amp;rurl=translate.google.com&amp;sl=en&amp;sp=nmt4&amp;u=https://dev.mysql.com/doc/refman/5.7/en/insert.html&amp;xid=17259,15700022,15700186,15700191,15700256,15700259,15700262,15700265,15700271,15700283&amp;usg=ALkJrhiKP65jVMZSc2gJ3_8vl4S1k4TvIg" text:style-name="Internet_20_link" text:visited-style-name="Visited_20_Internet_20_Link"><text:span text:style-name="Source_20_Text">INSERT</text:span></text:a> para agregar filas al final de la tabla al mismo tiempo que las instrucciones <text:a xlink:type="simple" xlink:href="https://translate.googleusercontent.com/translate_c?depth=1&amp;hl=es&amp;prev=search&amp;rurl=translate.google.com&amp;sl=en&amp;sp=nmt4&amp;u=https://dev.mysql.com/doc/refman/5.7/en/select.html&amp;xid=17259,15700022,15700186,15700191,15700256,15700259,15700262,15700265,15700271,15700283&amp;usg=ALkJrhgm5raN59bWKkymCcPvDhmcc5uTXA" text:style-name="Internet_20_link" text:visited-style-name="Visited_20_Internet_20_Link"><text:span text:style-name="Source_20_Text">SELECT</text:span></text:a> están leyendo filas de la tabla. Si hay varias <text:a xlink:type="simple" xlink:href="https://translate.googleusercontent.com/translate_c?depth=1&amp;hl=es&amp;prev=search&amp;rurl=translate.google.com&amp;sl=en&amp;sp=nmt4&amp;u=https://dev.mysql.com/doc/refman/5.7/en/insert.html&amp;xid=17259,15700022,15700186,15700191,15700256,15700259,15700262,15700265,15700271,15700283&amp;usg=ALkJrhiKP65jVMZSc2gJ3_8vl4S1k4TvIg" text:style-name="Internet_20_link" text:visited-style-name="Visited_20_Internet_20_Link"><text:span text:style-name="Source_20_Text">INSERT</text:span></text:a> , se ponen en cola y se ejecutan en secuencia, simultáneamente con las <text:soft-page-break/>instrucciones <text:a xlink:type="simple" xlink:href="https://translate.googleusercontent.com/translate_c?depth=1&amp;hl=es&amp;prev=search&amp;rurl=translate.google.com&amp;sl=en&amp;sp=nmt4&amp;u=https://dev.mysql.com/doc/refman/5.7/en/select.html&amp;xid=17259,15700022,15700186,15700191,15700256,15700259,15700262,15700265,15700271,15700283&amp;usg=ALkJrhgm5raN59bWKkymCcPvDhmcc5uTXA" text:style-name="Internet_20_link" text:visited-style-name="Visited_20_Internet_20_Link"><text:span text:style-name="Source_20_Text">SELECT</text:span></text:a> . Los resultados de un <text:a xlink:type="simple" xlink:href="https://translate.googleusercontent.com/translate_c?depth=1&amp;hl=es&amp;prev=search&amp;rurl=translate.google.com&amp;sl=en&amp;sp=nmt4&amp;u=https://dev.mysql.com/doc/refman/5.7/en/insert.html&amp;xid=17259,15700022,15700186,15700191,15700256,15700259,15700262,15700265,15700271,15700283&amp;usg=ALkJrhiKP65jVMZSc2gJ3_8vl4S1k4TvIg" text:style-name="Internet_20_link" text:visited-style-name="Visited_20_Internet_20_Link"><text:span text:style-name="Source_20_Text">INSERT</text:span></text:a> concurrente pueden no ser visibles de inmediato. </text:p>
      <text:p text:style-name="Text_20_body">La variable de sistema <text:a xlink:type="simple" xlink:href="https://translate.googleusercontent.com/translate_c?depth=1&amp;hl=es&amp;prev=search&amp;rurl=translate.google.com&amp;sl=en&amp;sp=nmt4&amp;u=https://dev.mysql.com/doc/refman/5.7/en/server-system-variables.html&amp;xid=17259,15700022,15700186,15700191,15700256,15700259,15700262,15700265,15700271,15700283&amp;usg=ALkJrhjcLKJjIBpLBYKYcv9opZX2MHRS9g#sysvar_concurrent_insert" text:style-name="Internet_20_link" text:visited-style-name="Visited_20_Internet_20_Link"><text:span text:style-name="Source_20_Text">concurrent_insert</text:span></text:a> se puede configurar para modificar el procesamiento de inserción concurrente. Por defecto, la variable está configurada en <text:span text:style-name="Source_20_Text">AUTO</text:span> (o 1) y las inserciones concurrentes se manejan como se acaba de describir. Si <text:a xlink:type="simple" xlink:href="https://translate.googleusercontent.com/translate_c?depth=1&amp;hl=es&amp;prev=search&amp;rurl=translate.google.com&amp;sl=en&amp;sp=nmt4&amp;u=https://dev.mysql.com/doc/refman/5.7/en/server-system-variables.html&amp;xid=17259,15700022,15700186,15700191,15700256,15700259,15700262,15700265,15700271,15700283&amp;usg=ALkJrhjcLKJjIBpLBYKYcv9opZX2MHRS9g#sysvar_concurrent_insert" text:style-name="Internet_20_link" text:visited-style-name="Visited_20_Internet_20_Link"><text:span text:style-name="Source_20_Text">concurrent_insert</text:span></text:a> está establecido en <text:span text:style-name="Source_20_Text">NEVER</text:span> (o 0), las inserciones concurrentes están deshabilitadas. Si la variable se establece <text:span text:style-name="Source_20_Text">ALWAYS</text:span> (o 2), se permiten inserciones concurrentes al final de la tabla, incluso para las tablas que tienen filas eliminadas. Consulte también la descripción de la variable de sistema <text:a xlink:type="simple" xlink:href="https://translate.googleusercontent.com/translate_c?depth=1&amp;hl=es&amp;prev=search&amp;rurl=translate.google.com&amp;sl=en&amp;sp=nmt4&amp;u=https://dev.mysql.com/doc/refman/5.7/en/server-system-variables.html&amp;xid=17259,15700022,15700186,15700191,15700256,15700259,15700262,15700265,15700271,15700283&amp;usg=ALkJrhjcLKJjIBpLBYKYcv9opZX2MHRS9g#sysvar_concurrent_insert" text:style-name="Internet_20_link" text:visited-style-name="Visited_20_Internet_20_Link"><text:span text:style-name="Source_20_Text">concurrent_insert</text:span></text:a> . </text:p>
      <text:p text:style-name="Text_20_body">Si está utilizando el registro binario, las inserciones concurrentes se convierten en inserciones normales para las <text:span text:style-name="Source_20_Text">CREATE ... SELECT</text:span> o <text:a xlink:type="simple" xlink:href="https://translate.googleusercontent.com/translate_c?depth=1&amp;hl=es&amp;prev=search&amp;rurl=translate.google.com&amp;sl=en&amp;sp=nmt4&amp;u=https://dev.mysql.com/doc/refman/5.7/en/insert-select.html&amp;xid=17259,15700022,15700186,15700191,15700256,15700259,15700262,15700265,15700271,15700283&amp;usg=ALkJrhh1x8bDzsbq3Pa9uORFEMGJVt_89w" text:style-name="Internet_20_link" text:visited-style-name="Visited_20_Internet_20_Link"><text:span text:style-name="Source_20_Text">INSERT ... SELECT</text:span></text:a> . Esto se hace para garantizar que pueda volver a crear una copia exacta de sus tablas aplicando el registro durante una operación de copia de seguridad. Consulte la <text:a xlink:type="simple" xlink:href="https://translate.googleusercontent.com/translate_c?depth=1&amp;hl=es&amp;prev=search&amp;rurl=translate.google.com&amp;sl=en&amp;sp=nmt4&amp;u=https://dev.mysql.com/doc/refman/5.7/en/binary-log.html&amp;xid=17259,15700022,15700186,15700191,15700256,15700259,15700262,15700265,15700271,15700283&amp;usg=ALkJrhjXWvK_yRWA7ipmGuMOKvzlTyYd6A" text:style-name="Internet_20_link" text:visited-style-name="Visited_20_Internet_20_Link">Sección 5.4.4, “El registro binario”</text:a> . Además, para esas declaraciones se coloca un bloqueo de lectura en la tabla seleccionada de tal manera que las inserciones en esa tabla están bloqueadas. El efecto es que las inserciones concurrentes para esa tabla también deben esperar. </text:p>
      <text:p text:style-name="Text_20_body">Con <text:a xlink:type="simple" xlink:href="https://translate.googleusercontent.com/translate_c?depth=1&amp;hl=es&amp;prev=search&amp;rurl=translate.google.com&amp;sl=en&amp;sp=nmt4&amp;u=https://dev.mysql.com/doc/refman/5.7/en/load-data.html&amp;xid=17259,15700022,15700186,15700191,15700256,15700259,15700262,15700265,15700271,15700283&amp;usg=ALkJrhjikXEfvcZuTCpcGIsc7mA-6lk9Mg" text:style-name="Internet_20_link" text:visited-style-name="Visited_20_Internet_20_Link"><text:span text:style-name="Source_20_Text">LOAD DATA</text:span></text:a> , si especifica <text:span text:style-name="Source_20_Text">CONCURRENT</text:span> con una tabla <text:span text:style-name="Source_20_Text">MyISAM</text:span> que satisface la condición para inserciones concurrentes (es decir, no contiene bloques libres en el medio), otras sesiones pueden recuperar datos de la tabla mientras se ejecuta <text:a xlink:type="simple" xlink:href="https://translate.googleusercontent.com/translate_c?depth=1&amp;hl=es&amp;prev=search&amp;rurl=translate.google.com&amp;sl=en&amp;sp=nmt4&amp;u=https://dev.mysql.com/doc/refman/5.7/en/load-data.html&amp;xid=17259,15700022,15700186,15700191,15700256,15700259,15700262,15700265,15700271,15700283&amp;usg=ALkJrhjikXEfvcZuTCpcGIsc7mA-6lk9Mg" text:style-name="Internet_20_link" text:visited-style-name="Visited_20_Internet_20_Link"><text:span text:style-name="Source_20_Text">LOAD DATA</text:span></text:a> . El uso de la opción <text:span text:style-name="Source_20_Text">CONCURRENT</text:span> afecta un poco el rendimiento de <text:a xlink:type="simple" xlink:href="https://translate.googleusercontent.com/translate_c?depth=1&amp;hl=es&amp;prev=search&amp;rurl=translate.google.com&amp;sl=en&amp;sp=nmt4&amp;u=https://dev.mysql.com/doc/refman/5.7/en/load-data.html&amp;xid=17259,15700022,15700186,15700191,15700256,15700259,15700262,15700265,15700271,15700283&amp;usg=ALkJrhjikXEfvcZuTCpcGIsc7mA-6lk9Mg" text:style-name="Internet_20_link" text:visited-style-name="Visited_20_Internet_20_Link"><text:span text:style-name="Source_20_Text">LOAD DATA</text:span></text:a> , incluso si ninguna otra sesión está usando la tabla al mismo tiempo. </text:p>
      <text:p text:style-name="Text_20_body">Si especifica <text:span text:style-name="Source_20_Text">HIGH_PRIORITY</text:span> , anula el efecto de la opción <text:a xlink:type="simple" xlink:href="https://translate.googleusercontent.com/translate_c?depth=1&amp;hl=es&amp;prev=search&amp;rurl=translate.google.com&amp;sl=en&amp;sp=nmt4&amp;u=https://dev.mysql.com/doc/refman/5.7/en/server-system-variables.html&amp;xid=17259,15700022,15700186,15700191,15700256,15700259,15700262,15700265,15700271,15700283&amp;usg=ALkJrhjcLKJjIBpLBYKYcv9opZX2MHRS9g#sysvar_low_priority_updates" text:style-name="Internet_20_link" text:visited-style-name="Visited_20_Internet_20_Link"><text:span text:style-name="Source_20_Text">--low-priority-updates</text:span></text:a> si el servidor se inició con esa opción. También hace que no se utilicen inserciones concurrentes. </text:p>
      <text:p text:style-name="Text_20_body">Para <text:a xlink:type="simple" xlink:href="https://translate.googleusercontent.com/translate_c?depth=1&amp;hl=es&amp;prev=search&amp;rurl=translate.google.com&amp;sl=en&amp;sp=nmt4&amp;u=https://dev.mysql.com/doc/refman/5.7/en/lock-tables.html&amp;xid=17259,15700022,15700186,15700191,15700256,15700259,15700262,15700265,15700271,15700283&amp;usg=ALkJrhi93pRSB_mVpHkzbbWhtqbbjSwqeA" text:style-name="Internet_20_link" text:visited-style-name="Visited_20_Internet_20_Link"><text:span text:style-name="Source_20_Text">LOCK TABLE</text:span></text:a> , la diferencia entre <text:span text:style-name="Source_20_Text">READ LOCAL</text:span> y <text:span text:style-name="Source_20_Text">READ</text:span> es que <text:span text:style-name="Source_20_Text">READ LOCAL</text:span> permite que las <text:a xlink:type="simple" xlink:href="https://translate.googleusercontent.com/translate_c?depth=1&amp;hl=es&amp;prev=search&amp;rurl=translate.google.com&amp;sl=en&amp;sp=nmt4&amp;u=https://dev.mysql.com/doc/refman/5.7/en/insert.html&amp;xid=17259,15700022,15700186,15700191,15700256,15700259,15700262,15700265,15700271,15700283&amp;usg=ALkJrhiKP65jVMZSc2gJ3_8vl4S1k4TvIg" text:style-name="Internet_20_link" text:visited-style-name="Visited_20_Internet_20_Link"><text:span text:style-name="Source_20_Text">INSERT</text:span></text:a> conflicto (inserciones concurrentes) se ejecuten mientras se mantiene el bloqueo. Sin embargo, esto no se puede usar si va a manipular la base de datos utilizando procesos externos al servidor mientras mantiene el bloqueo. </text:p>
      <text:p text:style-name="Standard"/>
      <text:p text:style-name="Standard"/>
      <text:p text:style-name="P1">INSERT INTO WHERE NOT EXISTS</text:p>
      <text:p text:style-name="P5"><text:span text:style-name="Source_20_Text">//Creates a sql string with parameters</text:span></text:p>
      <text:p text:style-name="Preformatted_20_Text"><text:span text:style-name="Source_20_Text"><text:s text:c="8"/>string sql = " INSERT INTO tblSoftwareTitles( "</text:span></text:p>
      <text:p text:style-name="Preformatted_20_Text"><text:span text:style-name="Source_20_Text"><text:s text:c="19"/>+ " SoftwareName, " </text:span></text:p>
      <text:p text:style-name="Preformatted_20_Text"><text:span text:style-name="Source_20_Text"><text:s text:c="19"/>+ " SoftwareSystemType) "</text:span></text:p>
      <text:p text:style-name="Preformatted_20_Text"><text:span text:style-name="Source_20_Text"><text:s text:c="19"/>+ " SELECT "</text:span></text:p>
      <text:p text:style-name="Preformatted_20_Text"><text:span text:style-name="Source_20_Text"><text:s text:c="19"/>+ " @SoftwareName, "</text:span></text:p>
      <text:p text:style-name="Preformatted_20_Text"><text:span text:style-name="Source_20_Text"><text:s text:c="19"/>+ " @SoftwareType "</text:span></text:p>
      <text:p text:style-name="Preformatted_20_Text"><text:span text:style-name="Source_20_Text"><text:s text:c="19"/>+ " WHERE <text:s text:c="2"/>NOT EXISTS <text:s/>"</text:span></text:p>
      <text:p text:style-name="Preformatted_20_Text"><text:span text:style-name="Source_20_Text"><text:s text:c="19"/>+ " ( SELECT <text:s/>1 "</text:span></text:p>
      <text:p text:style-name="Preformatted_20_Text"><text:span text:style-name="Source_20_Text"><text:s text:c="19"/>+ " FROM tblSoftwareTitles "</text:span></text:p>
      <text:p text:style-name="Preformatted_20_Text"><text:span text:style-name="Source_20_Text"><text:s text:c="19"/>+ " WHERE Softwarename = @SoftwareName "</text:span></text:p>
      <text:p text:style-name="P7"><text:span text:style-name="Source_20_Text"><text:s text:c="19"/>+ " AND SoftwareSystemType = @Softwaretype); </text:span></text:p>
      <text:p text:style-name="P7"><text:span text:style-name="Source_20_Text"/></text:p>
      <text:p text:style-name="P4"><text:span text:style-name="Source_20_Text">You could do this using an IF statement:</text:span></text:p>
      <text:p text:style-name="Preformatted_20_Text"><text:soft-page-break/><text:span text:style-name="Source_20_Text">IF NOT EXISTS </text:span></text:p>
      <text:p text:style-name="Preformatted_20_Text"><text:span text:style-name="Source_20_Text"><text:s text:c="4"/>( <text:s text:c="2"/>SELECT <text:s/>1</text:span></text:p>
      <text:p text:style-name="Preformatted_20_Text"><text:span text:style-name="Source_20_Text"><text:s text:c="8"/>FROM <text:s text:c="3"/>tblSoftwareTitles </text:span></text:p>
      <text:p text:style-name="Preformatted_20_Text"><text:span text:style-name="Source_20_Text"><text:s text:c="8"/>WHERE <text:s text:c="2"/>Softwarename = @SoftwareName </text:span></text:p>
      <text:p text:style-name="Preformatted_20_Text"><text:span text:style-name="Source_20_Text"><text:s text:c="8"/>AND <text:s text:c="4"/>SoftwareSystemType = @Softwaretype</text:span></text:p>
      <text:p text:style-name="Preformatted_20_Text"><text:span text:style-name="Source_20_Text"><text:s text:c="4"/>)</text:span></text:p>
      <text:p text:style-name="Preformatted_20_Text"><text:span text:style-name="Source_20_Text"><text:s text:c="4"/>BEGIN</text:span></text:p>
      <text:p text:style-name="Preformatted_20_Text"><text:span text:style-name="Source_20_Text"><text:s text:c="8"/>INSERT tblSoftwareTitles (SoftwareName, SoftwareSystemType) </text:span></text:p>
      <text:p text:style-name="Preformatted_20_Text"><text:span text:style-name="Source_20_Text"><text:s text:c="8"/>VALUES (@SoftwareName, @SoftwareType) </text:span></text:p>
      <text:p text:style-name="P7"><text:span text:style-name="Source_20_Text"><text:s text:c="4"/>END;</text:span></text:p>
      <text:p text:style-name="Text_20_body">You could do it without <text:span text:style-name="Source_20_Text">IF</text:span> using <text:span text:style-name="Source_20_Text">SELECT</text:span></text:p>
      <text:p text:style-name="Preformatted_20_Text"><text:span text:style-name="Source_20_Text">INSERT <text:s/>tblSoftwareTitles (SoftwareName, SoftwareSystemType) </text:span></text:p>
      <text:p text:style-name="Preformatted_20_Text"><text:span text:style-name="Source_20_Text">SELECT <text:s/>@SoftwareName,@SoftwareType</text:span></text:p>
      <text:p text:style-name="Preformatted_20_Text"><text:span text:style-name="Source_20_Text">WHERE <text:s text:c="2"/>NOT EXISTS </text:span></text:p>
      <text:p text:style-name="Preformatted_20_Text"><text:span text:style-name="Source_20_Text"><text:s text:c="8"/>( <text:s text:c="2"/>SELECT <text:s/>1</text:span></text:p>
      <text:p text:style-name="Preformatted_20_Text"><text:span text:style-name="Source_20_Text"><text:s text:c="12"/>FROM <text:s text:c="3"/>tblSoftwareTitles </text:span></text:p>
      <text:p text:style-name="Preformatted_20_Text"><text:span text:style-name="Source_20_Text"><text:s text:c="12"/>WHERE <text:s text:c="2"/>Softwarename = @SoftwareName </text:span></text:p>
      <text:p text:style-name="Preformatted_20_Text"><text:span text:style-name="Source_20_Text"><text:s text:c="12"/>AND <text:s text:c="4"/>SoftwareSystemType = @Softwaretype</text:span></text:p>
      <text:p text:style-name="P7"><text:span text:style-name="Source_20_Text"><text:s text:c="8"/>);</text:span></text:p>
      <text:p text:style-name="P7"><text:span text:style-name="Source_20_Tex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09:31:09.246743007</meta:creation-date>
    <dc:date>2019-12-10T12:28:40.252479029</dc:date>
    <meta:editing-duration>PT2H17M9S</meta:editing-duration>
    <meta:editing-cycles>3</meta:editing-cycles>
    <meta:generator>LibreOffice/6.0.7.3$Linux_X86_64 LibreOffice_project/00m0$Build-3</meta:generator>
    <meta:document-statistic meta:table-count="0" meta:image-count="0" meta:object-count="0" meta:page-count="4" meta:paragraph-count="76" meta:word-count="1326" meta:character-count="8558" meta:non-whitespace-character-count="6924"/>
  </office:meta>
</office:document-meta>
</file>